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50000020BD62CDF1D.png"/>
  <manifest:file-entry manifest:media-type="image/png" manifest:full-path="Pictures/10000000000003770000020E6900DBA9.png"/>
  <manifest:file-entry manifest:media-type="image/png" manifest:full-path="Pictures/10000000000003750000020B5226BF69.png"/>
  <manifest:file-entry manifest:media-type="image/png" manifest:full-path="Pictures/10000000000003790000020D42272FA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Times" style:font-family-generic="roman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Times" style:font-family-generic="roman" style:font-pitch="variable" fo:font-size="9pt" style:font-size-asian="10pt" style:font-size-complex="10pt"/>
    </style:style>
    <style:style style:name="P4" style:family="paragraph">
      <style:text-properties fo:font-family="Times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family="Times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text-align="center"/>
      <style:text-properties fo:font-style="italic" style:font-style-asian="italic" style:font-style-complex="italic"/>
    </style:style>
    <style:style style:name="P7" style:family="paragraph">
      <style:paragraph-properties fo:text-align="center"/>
      <style:text-properties fo:font-family="Times" style:font-family-generic="roman" style:font-pitch="variable" fo:font-size="9pt" fo:font-style="italic" style:font-size-asian="10pt" style:font-style-asian="italic" style:font-size-complex="10pt" style:font-style-complex="italic"/>
    </style:style>
    <style:style style:name="P8" style:family="paragraph">
      <style:paragraph-properties fo:text-align="justify"/>
      <style:text-properties fo:font-style="italic" style:font-style-asian="italic" style:font-style-complex="italic"/>
    </style:style>
    <style:style style:name="P9" style:family="paragraph">
      <style:paragraph-properties fo:text-align="justify"/>
      <style:text-properties fo:font-family="Times" style:font-family-generic="roman" style:font-pitch="variable" fo:font-size="9pt" fo:font-style="italic" style:font-size-asian="10pt" style:font-style-asian="italic" style:font-size-complex="10pt" style:font-style-complex="italic"/>
    </style:style>
    <style:style style:name="P10" style:family="paragraph">
      <style:text-properties fo:color="#ffffff" fo:font-family="Times" style:font-family-generic="roman" style:font-pitch="variable" fo:font-size="10pt" style:font-size-asian="10pt" style:font-size-complex="10pt"/>
    </style:style>
    <style:style style:name="T1" style:family="text">
      <style:text-properties fo:font-family="Times" style:font-family-generic="roman" style:font-pitch="variable" fo:font-size="12pt" style:font-size-asian="12pt" style:font-size-complex="12pt"/>
    </style:style>
    <style:style style:name="T2" style:family="text">
      <style:text-properties fo:font-family="Times" style:font-family-generic="roman" style:font-pitch="variable" fo:font-size="9pt" style:font-size-asian="10pt" style:font-size-complex="10pt"/>
    </style:style>
    <style:style style:name="T3" style:family="text">
      <style:text-properties fo:font-family="Times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family="Times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family="Times" style:font-family-generic="roman" style:font-pitch="variable" fo:font-size="9pt" fo:font-style="italic" style:font-size-asian="10pt" style:font-style-asian="italic" style:font-size-complex="10pt" style:font-style-complex="italic"/>
    </style:style>
    <style:style style:name="T6" style:family="text">
      <style:text-properties fo:color="#ffffff" fo:font-family="Times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08cm" svg:y1="12.815cm" svg:x2="2.561cm" svg:y2="11.621cm">
          <text:p/>
        </draw:line>
        <draw:line draw:style-name="gr1" draw:text-style-name="P1" draw:layer="layout" svg:x1="3.081cm" svg:y1="12.68cm" svg:x2="2.542cm" svg:y2="11.679cm">
          <text:p/>
        </draw:line>
        <draw:line draw:style-name="gr1" draw:text-style-name="P1" draw:layer="layout" svg:x1="3.389cm" svg:y1="10.427cm" svg:x2="2.6cm" svg:y2="11.64cm">
          <text:p/>
        </draw:line>
        <draw:line draw:style-name="gr1" draw:text-style-name="P1" draw:layer="layout" svg:x1="3.448cm" svg:y1="10.465cm" svg:x2="4.391cm" svg:y2="11.717cm">
          <text:p/>
        </draw:line>
        <draw:custom-shape draw:style-name="gr2" draw:text-style-name="P2" draw:layer="layout" svg:width="0.636cm" svg:height="0.615cm" svg:x="2.253cm" svg:y="11.37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.752cm" svg:y="12.497cm">
          <text:p text:style-name="P1"><text:span text:style-name="T2">a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2.658cm" svg:y="12.497cm">
          <text:p text:style-name="P1"><text:span text:style-name="T2">a(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8cm" svg:y1="12.815cm" svg:x2="4.361cm" svg:y2="11.621cm">
          <text:p/>
        </draw:line>
        <draw:line draw:style-name="gr1" draw:text-style-name="P1" draw:layer="layout" svg:x1="4.881cm" svg:y1="12.68cm" svg:x2="4.342cm" svg:y2="11.679cm">
          <text:p/>
        </draw:line>
        <draw:custom-shape draw:style-name="gr2" draw:text-style-name="P2" draw:layer="layout" svg:width="0.636cm" svg:height="0.615cm" svg:x="4.053cm" svg:y="11.37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3.552cm" svg:y="12.497cm">
          <text:p text:style-name="P1"><text:span text:style-name="T2">a(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4.458cm" svg:y="12.497cm">
          <text:p text:style-name="P1"><text:span text:style-name="T2">a(5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68cm" svg:y1="12.816cm" svg:x2="6.161cm" svg:y2="11.622cm">
          <text:p/>
        </draw:line>
        <draw:line draw:style-name="gr1" draw:text-style-name="P1" draw:layer="layout" svg:x1="6.681cm" svg:y1="12.681cm" svg:x2="6.142cm" svg:y2="11.68cm">
          <text:p/>
        </draw:line>
        <draw:line draw:style-name="gr1" draw:text-style-name="P1" draw:layer="layout" svg:x1="6.989cm" svg:y1="10.428cm" svg:x2="6.2cm" svg:y2="11.641cm">
          <text:p/>
        </draw:line>
        <draw:line draw:style-name="gr1" draw:text-style-name="P1" draw:layer="layout" svg:x1="7.048cm" svg:y1="10.466cm" svg:x2="7.991cm" svg:y2="11.718cm">
          <text:p/>
        </draw:line>
        <draw:custom-shape draw:style-name="gr2" draw:text-style-name="P2" draw:layer="layout" svg:width="0.636cm" svg:height="0.615cm" svg:x="5.853cm" svg:y="11.37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5.352cm" svg:y="12.498cm">
          <text:p text:style-name="P1"><text:span text:style-name="T2">a(1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6.258cm" svg:y="12.498cm">
          <text:p text:style-name="P1"><text:span text:style-name="T2">a(1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48cm" svg:y1="12.816cm" svg:x2="7.961cm" svg:y2="11.622cm">
          <text:p/>
        </draw:line>
        <draw:line draw:style-name="gr1" draw:text-style-name="P1" draw:layer="layout" svg:x1="8.481cm" svg:y1="12.681cm" svg:x2="7.942cm" svg:y2="11.68cm">
          <text:p/>
        </draw:line>
        <draw:custom-shape draw:style-name="gr2" draw:text-style-name="P2" draw:layer="layout" svg:width="0.636cm" svg:height="0.615cm" svg:x="7.653cm" svg:y="11.37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7.152cm" svg:y="12.498cm">
          <text:p text:style-name="P1"><text:span text:style-name="T2">a(1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8.058cm" svg:y="12.498cm">
          <text:p text:style-name="P1"><text:span text:style-name="T2">a(1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28cm" svg:y1="12.817cm" svg:x2="9.761cm" svg:y2="11.623cm">
          <text:p/>
        </draw:line>
        <draw:line draw:style-name="gr1" draw:text-style-name="P1" draw:layer="layout" svg:x1="10.281cm" svg:y1="12.682cm" svg:x2="9.742cm" svg:y2="11.681cm">
          <text:p/>
        </draw:line>
        <draw:line draw:style-name="gr1" draw:text-style-name="P1" draw:layer="layout" svg:x1="10.589cm" svg:y1="10.429cm" svg:x2="9.8cm" svg:y2="11.642cm">
          <text:p/>
        </draw:line>
        <draw:line draw:style-name="gr1" draw:text-style-name="P1" draw:layer="layout" svg:x1="10.648cm" svg:y1="10.467cm" svg:x2="11.591cm" svg:y2="11.719cm">
          <text:p/>
        </draw:line>
        <draw:custom-shape draw:style-name="gr2" draw:text-style-name="P2" draw:layer="layout" svg:width="0.636cm" svg:height="0.615cm" svg:x="9.453cm" svg:y="11.37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8.952cm" svg:y="12.499cm">
          <text:p text:style-name="P1"><text:span text:style-name="T2">a(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9.858cm" svg:y="12.499cm">
          <text:p text:style-name="P1"><text:span text:style-name="T2">a(7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08cm" svg:y1="12.817cm" svg:x2="11.561cm" svg:y2="11.623cm">
          <text:p/>
        </draw:line>
        <draw:line draw:style-name="gr1" draw:text-style-name="P1" draw:layer="layout" svg:x1="12.081cm" svg:y1="12.682cm" svg:x2="11.542cm" svg:y2="11.681cm">
          <text:p/>
        </draw:line>
        <draw:custom-shape draw:style-name="gr2" draw:text-style-name="P2" draw:layer="layout" svg:width="0.636cm" svg:height="0.615cm" svg:x="11.253cm" svg:y="11.37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0.752cm" svg:y="12.499cm">
          <text:p text:style-name="P1"><text:span text:style-name="T2">a(8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1.658cm" svg:y="12.499cm">
          <text:p text:style-name="P1"><text:span text:style-name="T2">a(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88cm" svg:y1="12.818cm" svg:x2="13.361cm" svg:y2="11.624cm">
          <text:p/>
        </draw:line>
        <draw:line draw:style-name="gr1" draw:text-style-name="P1" draw:layer="layout" svg:x1="13.881cm" svg:y1="12.683cm" svg:x2="13.342cm" svg:y2="11.682cm">
          <text:p/>
        </draw:line>
        <draw:line draw:style-name="gr1" draw:text-style-name="P1" draw:layer="layout" svg:x1="14.189cm" svg:y1="10.43cm" svg:x2="13.4cm" svg:y2="11.643cm">
          <text:p/>
        </draw:line>
        <draw:line draw:style-name="gr1" draw:text-style-name="P1" draw:layer="layout" svg:x1="14.248cm" svg:y1="10.468cm" svg:x2="15.191cm" svg:y2="11.72cm">
          <text:p/>
        </draw:line>
        <draw:custom-shape draw:style-name="gr2" draw:text-style-name="P2" draw:layer="layout" svg:width="0.636cm" svg:height="0.615cm" svg:x="13.053cm" svg:y="11.37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2.552cm" svg:y="12.5cm">
          <text:p text:style-name="P1"><text:span text:style-name="T2">a(1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3.458cm" svg:y="12.5cm">
          <text:p text:style-name="P1"><text:span text:style-name="T2">a(15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68cm" svg:y1="12.818cm" svg:x2="15.161cm" svg:y2="11.624cm">
          <text:p/>
        </draw:line>
        <draw:line draw:style-name="gr1" draw:text-style-name="P1" draw:layer="layout" svg:x1="15.681cm" svg:y1="12.683cm" svg:x2="15.142cm" svg:y2="11.682cm">
          <text:p/>
        </draw:line>
        <draw:custom-shape draw:style-name="gr2" draw:text-style-name="P2" draw:layer="layout" svg:width="0.636cm" svg:height="0.615cm" svg:x="14.853cm" svg:y="11.37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4.352cm" svg:y="12.5cm">
          <text:p text:style-name="P1"><text:span text:style-name="T2">a(1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5.258cm" svg:y="12.5cm">
          <text:p text:style-name="P1"><text:span text:style-name="T2">a(17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409cm" svg:y1="10.485cm" svg:x2="5.123cm" svg:y2="9.34cm">
          <text:p/>
        </draw:line>
        <draw:line draw:style-name="gr1" draw:text-style-name="P1" draw:layer="layout" svg:x1="6.952cm" svg:y1="10.38cm" svg:x2="5.103cm" svg:y2="9.272cm">
          <text:p/>
        </draw:line>
        <draw:line draw:style-name="gr1" draw:text-style-name="P1" draw:layer="layout" svg:x1="10.61cm" svg:y1="10.485cm" svg:x2="12.324cm" svg:y2="9.34cm">
          <text:p/>
        </draw:line>
        <draw:line draw:style-name="gr1" draw:text-style-name="P1" draw:layer="layout" svg:x1="14.153cm" svg:y1="10.38cm" svg:x2="12.304cm" svg:y2="9.272cm">
          <text:p/>
        </draw:line>
        <draw:line draw:style-name="gr1" draw:text-style-name="P1" draw:layer="layout" svg:x1="5.114cm" svg:y1="9.346cm" svg:x2="8.782cm" svg:y2="8.165cm">
          <text:p/>
        </draw:line>
        <draw:line draw:style-name="gr1" draw:text-style-name="P1" draw:layer="layout" svg:x1="12.354cm" svg:y1="9.28cm" svg:x2="8.705cm" svg:y2="8.185cm">
          <text:p/>
        </draw:line>
        <draw:custom-shape draw:style-name="gr2" draw:text-style-name="P2" draw:layer="layout" svg:width="0.636cm" svg:height="0.615cm" svg:x="8.416cm" svg:y="7.923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5cm" svg:x="4.814cm" svg:y="9.02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5cm" svg:x="12.015cm" svg:y="9.02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3.101cm" svg:y="10.138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6.701cm" svg:y="10.139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10.301cm" svg:y="10.14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13.901cm" svg:y="10.141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9cm" svg:height="0.675cm" svg:x="1.636cm" svg:y="13.116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2.56cm" svg:y="13.116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1.52cm" svg:y="11.307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3.311cm" svg:y="11.385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3.536cm" svg:y="13.116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4.46cm" svg:y="13.116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2.271cm" svg:y="10.056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5.336cm" svg:y="13.116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6.26cm" svg:y="13.116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7.12cm" svg:y="13.116cm">
          <draw:text-box>
            <text:p><text:span text:style-name="T3">r4</text:span></text:p>
          </draw:text-box>
        </draw:frame>
        <draw:frame draw:style-name="gr3" draw:text-style-name="P4" draw:layer="layout" svg:width="0.9cm" svg:height="0.675cm" svg:x="8.063cm" svg:y="13.116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5.102cm" svg:y="11.347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6.931cm" svg:y="11.38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5.891cm" svg:y="10.192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4.005cm" svg:y="8.825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8.87cm" svg:y="13.155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9.794cm" svg:y="13.155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10.739cm" svg:y="13.156cm">
          <draw:text-box>
            <text:p><text:span text:style-name="T3">r4</text:span></text:p>
          </draw:text-box>
        </draw:frame>
        <draw:frame draw:style-name="gr3" draw:text-style-name="P4" draw:layer="layout" svg:width="0.9cm" svg:height="0.675cm" svg:x="11.663cm" svg:y="13.156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8.735cm" svg:y="11.347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10.527cm" svg:y="11.34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9.506cm" svg:y="10.076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12.473cm" svg:y="13.176cm">
          <draw:text-box>
            <text:p><text:span text:style-name="T3">r4</text:span></text:p>
          </draw:text-box>
        </draw:frame>
        <draw:frame draw:style-name="gr3" draw:text-style-name="P4" draw:layer="layout" svg:width="0.9cm" svg:height="0.675cm" svg:x="13.397cm" svg:y="13.176cm">
          <draw:text-box>
            <text:p><text:span text:style-name="T3">r0</text:span></text:p>
          </draw:text-box>
        </draw:frame>
        <draw:frame draw:style-name="gr3" draw:text-style-name="P4" draw:layer="layout" svg:width="0.714cm" svg:height="0.675cm" svg:x="14.245cm" svg:y="13.138cm">
          <draw:text-box>
            <text:p><text:span text:style-name="T3">?</text:span></text:p>
          </draw:text-box>
        </draw:frame>
        <draw:frame draw:style-name="gr3" draw:text-style-name="P4" draw:layer="layout" svg:width="0.9cm" svg:height="0.675cm" svg:x="12.3cm" svg:y="11.347cm">
          <draw:text-box>
            <text:p><text:span text:style-name="T3">r4</text:span></text:p>
          </draw:text-box>
        </draw:frame>
        <draw:line draw:style-name="gr1" draw:text-style-name="P1" draw:layer="layout" svg:x1="2.081cm" svg:y1="19.816cm" svg:x2="2.562cm" svg:y2="18.622cm">
          <text:p/>
        </draw:line>
        <draw:line draw:style-name="gr1" draw:text-style-name="P1" draw:layer="layout" svg:x1="3.082cm" svg:y1="19.681cm" svg:x2="2.543cm" svg:y2="18.68cm">
          <text:p/>
        </draw:line>
        <draw:line draw:style-name="gr1" draw:text-style-name="P1" draw:layer="layout" svg:x1="3.39cm" svg:y1="17.428cm" svg:x2="2.601cm" svg:y2="18.641cm">
          <text:p/>
        </draw:line>
        <draw:line draw:style-name="gr1" draw:text-style-name="P1" draw:layer="layout" svg:x1="3.449cm" svg:y1="17.466cm" svg:x2="4.392cm" svg:y2="18.718cm">
          <text:p/>
        </draw:line>
        <draw:custom-shape draw:style-name="gr2" draw:text-style-name="P2" draw:layer="layout" svg:width="0.636cm" svg:height="0.615cm" svg:x="2.254cm" svg:y="18.3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.753cm" svg:y="19.498cm">
          <text:p text:style-name="P1"><text:span text:style-name="T2">a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2.659cm" svg:y="19.498cm">
          <text:p text:style-name="P1"><text:span text:style-name="T2">a(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81cm" svg:y1="19.816cm" svg:x2="4.362cm" svg:y2="18.622cm">
          <text:p/>
        </draw:line>
        <draw:line draw:style-name="gr1" draw:text-style-name="P1" draw:layer="layout" svg:x1="4.882cm" svg:y1="19.681cm" svg:x2="4.343cm" svg:y2="18.68cm">
          <text:p/>
        </draw:line>
        <draw:custom-shape draw:style-name="gr2" draw:text-style-name="P2" draw:layer="layout" svg:width="0.636cm" svg:height="0.615cm" svg:x="4.054cm" svg:y="18.3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3.553cm" svg:y="19.498cm">
          <text:p text:style-name="P1"><text:span text:style-name="T2">a(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4.459cm" svg:y="19.498cm">
          <text:p text:style-name="P1"><text:span text:style-name="T2">a(5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681cm" svg:y1="19.817cm" svg:x2="6.162cm" svg:y2="18.623cm">
          <text:p/>
        </draw:line>
        <draw:line draw:style-name="gr1" draw:text-style-name="P1" draw:layer="layout" svg:x1="6.682cm" svg:y1="19.682cm" svg:x2="6.143cm" svg:y2="18.681cm">
          <text:p/>
        </draw:line>
        <draw:line draw:style-name="gr1" draw:text-style-name="P1" draw:layer="layout" svg:x1="6.99cm" svg:y1="17.429cm" svg:x2="6.201cm" svg:y2="18.642cm">
          <text:p/>
        </draw:line>
        <draw:line draw:style-name="gr1" draw:text-style-name="P1" draw:layer="layout" svg:x1="7.049cm" svg:y1="17.467cm" svg:x2="7.992cm" svg:y2="18.719cm">
          <text:p/>
        </draw:line>
        <draw:custom-shape draw:style-name="gr2" draw:text-style-name="P2" draw:layer="layout" svg:width="0.636cm" svg:height="0.615cm" svg:x="5.854cm" svg:y="18.3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5.353cm" svg:y="19.499cm">
          <text:p text:style-name="P1"><text:span text:style-name="T2">a(1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6.259cm" svg:y="19.499cm">
          <text:p text:style-name="P1"><text:span text:style-name="T2">a(1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481cm" svg:y1="19.817cm" svg:x2="7.962cm" svg:y2="18.623cm">
          <text:p/>
        </draw:line>
        <draw:line draw:style-name="gr1" draw:text-style-name="P1" draw:layer="layout" svg:x1="8.482cm" svg:y1="19.682cm" svg:x2="7.943cm" svg:y2="18.681cm">
          <text:p/>
        </draw:line>
        <draw:custom-shape draw:style-name="gr2" draw:text-style-name="P2" draw:layer="layout" svg:width="0.636cm" svg:height="0.615cm" svg:x="7.654cm" svg:y="18.3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7.153cm" svg:y="19.499cm">
          <text:p text:style-name="P1"><text:span text:style-name="T2">a(1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8.059cm" svg:y="19.499cm">
          <text:p text:style-name="P1"><text:span text:style-name="T2">a(1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281cm" svg:y1="19.818cm" svg:x2="9.762cm" svg:y2="18.624cm">
          <text:p/>
        </draw:line>
        <draw:line draw:style-name="gr1" draw:text-style-name="P1" draw:layer="layout" svg:x1="10.282cm" svg:y1="19.683cm" svg:x2="9.743cm" svg:y2="18.682cm">
          <text:p/>
        </draw:line>
        <draw:line draw:style-name="gr1" draw:text-style-name="P1" draw:layer="layout" svg:x1="10.59cm" svg:y1="17.43cm" svg:x2="9.801cm" svg:y2="18.643cm">
          <text:p/>
        </draw:line>
        <draw:line draw:style-name="gr1" draw:text-style-name="P1" draw:layer="layout" svg:x1="10.649cm" svg:y1="17.468cm" svg:x2="11.592cm" svg:y2="18.72cm">
          <text:p/>
        </draw:line>
        <draw:custom-shape draw:style-name="gr2" draw:text-style-name="P2" draw:layer="layout" svg:width="0.636cm" svg:height="0.615cm" svg:x="9.454cm" svg:y="18.3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8.953cm" svg:y="19.5cm">
          <text:p text:style-name="P1"><text:span text:style-name="T2">a(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9.859cm" svg:y="19.5cm">
          <text:p text:style-name="P1"><text:span text:style-name="T2">a(7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081cm" svg:y1="19.818cm" svg:x2="11.562cm" svg:y2="18.624cm">
          <text:p/>
        </draw:line>
        <draw:line draw:style-name="gr1" draw:text-style-name="P1" draw:layer="layout" svg:x1="12.082cm" svg:y1="19.683cm" svg:x2="11.543cm" svg:y2="18.682cm">
          <text:p/>
        </draw:line>
        <draw:custom-shape draw:style-name="gr2" draw:text-style-name="P2" draw:layer="layout" svg:width="0.636cm" svg:height="0.615cm" svg:x="11.254cm" svg:y="18.3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0.753cm" svg:y="19.5cm">
          <text:p text:style-name="P1"><text:span text:style-name="T2">a(8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1.659cm" svg:y="19.5cm">
          <text:p text:style-name="P1"><text:span text:style-name="T2">a(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881cm" svg:y1="19.819cm" svg:x2="13.362cm" svg:y2="18.625cm">
          <text:p/>
        </draw:line>
        <draw:line draw:style-name="gr1" draw:text-style-name="P1" draw:layer="layout" svg:x1="13.882cm" svg:y1="19.684cm" svg:x2="13.343cm" svg:y2="18.683cm">
          <text:p/>
        </draw:line>
        <draw:line draw:style-name="gr1" draw:text-style-name="P1" draw:layer="layout" svg:x1="14.19cm" svg:y1="17.431cm" svg:x2="13.401cm" svg:y2="18.644cm">
          <text:p/>
        </draw:line>
        <draw:line draw:style-name="gr1" draw:text-style-name="P1" draw:layer="layout" svg:x1="14.249cm" svg:y1="17.469cm" svg:x2="15.192cm" svg:y2="18.721cm">
          <text:p/>
        </draw:line>
        <draw:custom-shape draw:style-name="gr2" draw:text-style-name="P2" draw:layer="layout" svg:width="0.636cm" svg:height="0.615cm" svg:x="13.054cm" svg:y="18.3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2.553cm" svg:y="19.501cm">
          <text:p text:style-name="P1"><text:span text:style-name="T2">a(1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3.459cm" svg:y="19.501cm">
          <text:p text:style-name="P1"><text:span text:style-name="T2">a(15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681cm" svg:y1="19.819cm" svg:x2="15.162cm" svg:y2="18.625cm">
          <text:p/>
        </draw:line>
        <draw:line draw:style-name="gr1" draw:text-style-name="P1" draw:layer="layout" svg:x1="15.682cm" svg:y1="19.684cm" svg:x2="15.143cm" svg:y2="18.683cm">
          <text:p/>
        </draw:line>
        <draw:custom-shape draw:style-name="gr2" draw:text-style-name="P2" draw:layer="layout" svg:width="0.636cm" svg:height="0.615cm" svg:x="14.854cm" svg:y="18.3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4.353cm" svg:y="19.501cm">
          <text:p text:style-name="P1"><text:span text:style-name="T2">a(1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5.259cm" svg:y="19.501cm">
          <text:p text:style-name="P1"><text:span text:style-name="T2">a(17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41cm" svg:y1="17.486cm" svg:x2="5.124cm" svg:y2="16.341cm">
          <text:p/>
        </draw:line>
        <draw:line draw:style-name="gr1" draw:text-style-name="P1" draw:layer="layout" svg:x1="6.953cm" svg:y1="17.381cm" svg:x2="5.104cm" svg:y2="16.273cm">
          <text:p/>
        </draw:line>
        <draw:line draw:style-name="gr1" draw:text-style-name="P1" draw:layer="layout" svg:x1="10.611cm" svg:y1="17.486cm" svg:x2="12.325cm" svg:y2="16.341cm">
          <text:p/>
        </draw:line>
        <draw:line draw:style-name="gr1" draw:text-style-name="P1" draw:layer="layout" svg:x1="14.154cm" svg:y1="17.381cm" svg:x2="12.305cm" svg:y2="16.273cm">
          <text:p/>
        </draw:line>
        <draw:line draw:style-name="gr1" draw:text-style-name="P1" draw:layer="layout" svg:x1="5.115cm" svg:y1="16.347cm" svg:x2="8.783cm" svg:y2="15.166cm">
          <text:p/>
        </draw:line>
        <draw:line draw:style-name="gr1" draw:text-style-name="P1" draw:layer="layout" svg:x1="12.355cm" svg:y1="16.281cm" svg:x2="8.706cm" svg:y2="15.186cm">
          <text:p/>
        </draw:line>
        <draw:custom-shape draw:style-name="gr2" draw:text-style-name="P2" draw:layer="layout" svg:width="0.636cm" svg:height="0.615cm" svg:x="8.417cm" svg:y="14.924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5cm" svg:x="4.815cm" svg:y="16.02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5cm" svg:x="12.016cm" svg:y="16.02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3.102cm" svg:y="17.139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6.702cm" svg:y="17.14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10.302cm" svg:y="17.141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13.902cm" svg:y="17.142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9cm" svg:height="0.675cm" svg:x="1.637cm" svg:y="20.117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2.561cm" svg:y="20.11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1.521cm" svg:y="18.308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3.312cm" svg:y="18.386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3.537cm" svg:y="20.117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4.461cm" svg:y="20.11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2.272cm" svg:y="17.057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5.337cm" svg:y="20.117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6.261cm" svg:y="20.11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7.121cm" svg:y="20.117cm">
          <draw:text-box>
            <text:p><text:span text:style-name="T3">r4</text:span></text:p>
          </draw:text-box>
        </draw:frame>
        <draw:frame draw:style-name="gr3" draw:text-style-name="P4" draw:layer="layout" svg:width="0.9cm" svg:height="0.675cm" svg:x="8.064cm" svg:y="20.11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5.103cm" svg:y="18.348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6.932cm" svg:y="18.388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5.892cm" svg:y="17.193cm">
          <draw:text-box>
            <text:p><text:span text:style-name="T3">r0</text:span></text:p>
          </draw:text-box>
        </draw:frame>
        <draw:frame draw:style-name="gr3" draw:text-style-name="P4" draw:layer="layout" svg:width="1.323cm" svg:height="0.675cm" svg:x="3.756cm" svg:y="15.672cm">
          <draw:text-box>
            <text:p><text:span text:style-name="T3">Spill</text:span></text:p>
          </draw:text-box>
        </draw:frame>
        <draw:frame draw:style-name="gr3" draw:text-style-name="P4" draw:layer="layout" svg:width="0.9cm" svg:height="0.675cm" svg:x="8.871cm" svg:y="20.156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9.795cm" svg:y="20.156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10.74cm" svg:y="20.157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11.664cm" svg:y="20.15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8.736cm" svg:y="18.348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10.528cm" svg:y="18.348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9.507cm" svg:y="17.077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12.474cm" svg:y="20.177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13.398cm" svg:y="20.17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14.246cm" svg:y="20.139cm">
          <draw:text-box>
            <text:p><text:span text:style-name="T3">r4</text:span></text:p>
          </draw:text-box>
        </draw:frame>
        <draw:frame draw:style-name="gr3" draw:text-style-name="P4" draw:layer="layout" svg:width="0.9cm" svg:height="0.675cm" svg:x="15.17cm" svg:y="20.139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12.301cm" svg:y="18.348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14.131cm" svg:y="18.369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13.032cm" svg:y="17.174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12.378cm" svg:y="15.55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8.243cm" svg:y="14.229cm">
          <draw:text-box>
            <text:p><text:span text:style-name="T3">r0</text:span></text:p>
          </draw:text-box>
        </draw:frame>
        <draw:frame draw:style-name="gr3" draw:text-style-name="P5" draw:layer="layout" svg:width="4.109cm" svg:height="1.099cm" svg:x="3.871cm" svg:y="14.549cm">
          <draw:text-box>
            <text:p text:style-name="P1"><text:span text:style-name="T4">Unspill before doing </text:span></text:p>
            <text:p text:style-name="P1"><text:span text:style-name="T4">the multiplication.</text:span></text:p>
          </draw:text-box>
        </draw:frame>
        <draw:line draw:style-name="gr1" draw:text-style-name="P1" draw:layer="layout" svg:x1="2.08cm" svg:y1="4.716cm" svg:x2="2.561cm" svg:y2="3.522cm">
          <text:p/>
        </draw:line>
        <draw:line draw:style-name="gr1" draw:text-style-name="P1" draw:layer="layout" svg:x1="3.081cm" svg:y1="4.581cm" svg:x2="2.542cm" svg:y2="3.58cm">
          <text:p/>
        </draw:line>
        <draw:line draw:style-name="gr1" draw:text-style-name="P1" draw:layer="layout" svg:x1="3.389cm" svg:y1="2.328cm" svg:x2="2.6cm" svg:y2="3.541cm">
          <text:p/>
        </draw:line>
        <draw:line draw:style-name="gr1" draw:text-style-name="P1" draw:layer="layout" svg:x1="3.448cm" svg:y1="2.366cm" svg:x2="4.391cm" svg:y2="3.618cm">
          <text:p/>
        </draw:line>
        <draw:custom-shape draw:style-name="gr2" draw:text-style-name="P2" draw:layer="layout" svg:width="0.636cm" svg:height="0.615cm" svg:x="2.253cm" svg:y="3.2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52cm" svg:height="0.616cm" svg:x="1.752cm" svg:y="4.398cm">
          <text:p text:style-name="P6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2.658cm" svg:y="4.398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8cm" svg:y1="4.716cm" svg:x2="4.361cm" svg:y2="3.522cm">
          <text:p/>
        </draw:line>
        <draw:line draw:style-name="gr1" draw:text-style-name="P1" draw:layer="layout" svg:x1="4.881cm" svg:y1="4.581cm" svg:x2="4.342cm" svg:y2="3.58cm">
          <text:p/>
        </draw:line>
        <draw:custom-shape draw:style-name="gr2" draw:text-style-name="P2" draw:layer="layout" svg:width="0.636cm" svg:height="0.615cm" svg:x="4.053cm" svg:y="3.274cm">
          <text:p text:style-name="P1"><text:span text:style-name="T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0.752cm" svg:height="0.616cm" svg:x="3.552cm" svg:y="4.398cm">
          <text:p text:style-name="P8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4.458cm" svg:y="4.398cm">
          <text:p text:style-name="P1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3.101cm" svg:y="2.039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4" draw:text-style-name="P1" draw:layer="layout" svg:width="19.589cm" svg:height="11.567cm" svg:x="1.221cm" svg:y="6.291cm">
          <draw:image xlink:href="Pictures/10000000000003790000020D42272FA7.png" xlink:type="simple" xlink:show="embed" xlink:actuate="onLoad">
            <text:p/>
          </draw:image>
        </draw:frame>
        <draw:frame draw:style-name="gr3" draw:text-style-name="P10" draw:layer="layout" svg:width="0.599cm" svg:height="0.607cm" svg:x="3.675cm" svg:y="15.634cm">
          <draw:text-box>
            <text:p><text:span text:style-name="T6">i</text:span></text:p>
          </draw:text-box>
        </draw:frame>
        <draw:frame draw:style-name="gr3" draw:text-style-name="P10" draw:layer="layout" svg:width="1.827cm" svg:height="0.607cm" svg:x="6.777cm" svg:y="15.212cm">
          <draw:text-box>
            <text:p><text:span text:style-name="T6">spilled r2</text:span></text:p>
          </draw:text-box>
        </draw:frame>
        <draw:frame draw:style-name="gr3" draw:text-style-name="P10" draw:layer="layout" svg:width="1.827cm" svg:height="0.607cm" svg:x="6.778cm" svg:y="14.813cm">
          <draw:text-box>
            <text:p><text:span text:style-name="T6">spilled r3</text:span></text:p>
          </draw:text-box>
        </draw:frame>
        <draw:frame draw:style-name="gr3" draw:text-style-name="P10" draw:layer="layout" svg:width="1.827cm" svg:height="0.607cm" svg:x="6.779cm" svg:y="14.414cm">
          <draw:text-box>
            <text:p><text:span text:style-name="T6">spilled r4</text:span></text:p>
          </draw:text-box>
        </draw:frame>
        <draw:line draw:style-name="gr5" draw:text-style-name="P1" draw:layer="layout" svg:x1="6.817cm" svg:y1="15.522cm" svg:x2="5.643cm" svg:y2="15.503cm">
          <text:p/>
        </draw:line>
        <draw:line draw:style-name="gr5" draw:text-style-name="P1" draw:layer="layout" svg:x1="6.817cm" svg:y1="15.123cm" svg:x2="5.643cm" svg:y2="15.104cm">
          <text:p/>
        </draw:line>
        <draw:line draw:style-name="gr5" draw:text-style-name="P1" draw:layer="layout" svg:x1="6.817cm" svg:y1="14.624cm" svg:x2="5.643cm" svg:y2="14.605cm">
          <text:p/>
        </draw:line>
      </draw:page>
      <draw:page draw:name="page3" draw:style-name="dp1" draw:master-page-name="Default">
        <draw:frame draw:style-name="gr4" draw:text-style-name="P1" draw:layer="layout" svg:width="19.589cm" svg:height="11.615cm" svg:x="1.452cm" svg:y="6.234cm">
          <draw:image xlink:href="Pictures/10000000000003770000020E6900DBA9.png" xlink:type="simple" xlink:show="embed" xlink:actuate="onLoad">
            <text:p/>
          </draw:image>
        </draw:frame>
        <draw:frame draw:style-name="gr3" draw:text-style-name="P10" draw:layer="layout" svg:width="0.599cm" svg:height="0.607cm" svg:x="3.675cm" svg:y="15.634cm">
          <draw:text-box>
            <text:p><text:span text:style-name="T6">i</text:span></text:p>
          </draw:text-box>
        </draw:frame>
        <draw:frame draw:style-name="gr3" draw:text-style-name="P10" draw:layer="layout" svg:width="1.827cm" svg:height="0.607cm" svg:x="6.777cm" svg:y="15.212cm">
          <draw:text-box>
            <text:p><text:span text:style-name="T6">spilled r2</text:span></text:p>
          </draw:text-box>
        </draw:frame>
        <draw:frame draw:style-name="gr3" draw:text-style-name="P10" draw:layer="layout" svg:width="1.827cm" svg:height="0.607cm" svg:x="6.778cm" svg:y="14.813cm">
          <draw:text-box>
            <text:p><text:span text:style-name="T6">spilled r3</text:span></text:p>
          </draw:text-box>
        </draw:frame>
        <draw:frame draw:style-name="gr3" draw:text-style-name="P10" draw:layer="layout" svg:width="1.827cm" svg:height="0.607cm" svg:x="6.779cm" svg:y="14.314cm">
          <draw:text-box>
            <text:p><text:span text:style-name="T6">spilled r4</text:span></text:p>
          </draw:text-box>
        </draw:frame>
        <draw:line draw:style-name="gr5" draw:text-style-name="P1" draw:layer="layout" svg:x1="6.817cm" svg:y1="15.522cm" svg:x2="5.643cm" svg:y2="15.503cm">
          <text:p/>
        </draw:line>
        <draw:line draw:style-name="gr5" draw:text-style-name="P1" draw:layer="layout" svg:x1="6.817cm" svg:y1="15.123cm" svg:x2="5.643cm" svg:y2="15.104cm">
          <text:p/>
        </draw:line>
        <draw:line draw:style-name="gr5" draw:text-style-name="P1" draw:layer="layout" svg:x1="6.817cm" svg:y1="14.624cm" svg:x2="5.643cm" svg:y2="14.605cm">
          <text:p/>
        </draw:line>
        <draw:frame draw:style-name="gr3" draw:text-style-name="P10" draw:layer="layout" svg:width="3.046cm" svg:height="0.607cm" svg:x="6.78cm" svg:y="13.815cm">
          <draw:text-box>
            <text:p><text:span text:style-name="T6">spilled temporary.</text:span></text:p>
          </draw:text-box>
        </draw:frame>
        <draw:line draw:style-name="gr5" draw:text-style-name="P1" draw:layer="layout" svg:x1="6.818cm" svg:y1="14.125cm" svg:x2="5.644cm" svg:y2="14.106cm">
          <text:p/>
        </draw:line>
      </draw:page>
      <draw:page draw:name="page4" draw:style-name="dp1" draw:master-page-name="Default">
        <draw:frame draw:style-name="gr4" draw:text-style-name="P1" draw:layer="layout" svg:width="19.589cm" svg:height="11.575cm" svg:x="1.375cm" svg:y="6.249cm">
          <draw:image xlink:href="Pictures/10000000000003750000020B5226BF69.png" xlink:type="simple" xlink:show="embed" xlink:actuate="onLoad">
            <text:p/>
          </draw:image>
        </draw:frame>
        <draw:frame draw:style-name="gr3" draw:text-style-name="P10" draw:layer="layout" svg:width="0.599cm" svg:height="0.607cm" svg:x="3.675cm" svg:y="15.634cm">
          <draw:text-box>
            <text:p><text:span text:style-name="T6">i</text:span></text:p>
          </draw:text-box>
        </draw:frame>
        <draw:frame draw:style-name="gr3" draw:text-style-name="P10" draw:layer="layout" svg:width="1.827cm" svg:height="0.607cm" svg:x="6.777cm" svg:y="15.212cm">
          <draw:text-box>
            <text:p><text:span text:style-name="T6">spilled r2</text:span></text:p>
          </draw:text-box>
        </draw:frame>
        <draw:frame draw:style-name="gr3" draw:text-style-name="P10" draw:layer="layout" svg:width="1.827cm" svg:height="0.607cm" svg:x="6.778cm" svg:y="14.813cm">
          <draw:text-box>
            <text:p><text:span text:style-name="T6">spilled r3</text:span></text:p>
          </draw:text-box>
        </draw:frame>
        <draw:frame draw:style-name="gr3" draw:text-style-name="P10" draw:layer="layout" svg:width="1.827cm" svg:height="0.607cm" svg:x="6.779cm" svg:y="14.314cm">
          <draw:text-box>
            <text:p><text:span text:style-name="T6">spilled r4</text:span></text:p>
          </draw:text-box>
        </draw:frame>
        <draw:line draw:style-name="gr5" draw:text-style-name="P1" draw:layer="layout" svg:x1="6.817cm" svg:y1="15.522cm" svg:x2="5.643cm" svg:y2="15.503cm">
          <text:p/>
        </draw:line>
        <draw:line draw:style-name="gr5" draw:text-style-name="P1" draw:layer="layout" svg:x1="6.817cm" svg:y1="15.123cm" svg:x2="5.643cm" svg:y2="15.104cm">
          <text:p/>
        </draw:line>
        <draw:line draw:style-name="gr5" draw:text-style-name="P1" draw:layer="layout" svg:x1="6.817cm" svg:y1="14.624cm" svg:x2="5.643cm" svg:y2="14.605cm">
          <text:p/>
        </draw:line>
        <draw:frame draw:style-name="gr3" draw:text-style-name="P10" draw:layer="layout" svg:width="3.046cm" svg:height="0.607cm" svg:x="6.78cm" svg:y="13.815cm">
          <draw:text-box>
            <text:p><text:span text:style-name="T6">spilled temporary.</text:span></text:p>
          </draw:text-box>
        </draw:frame>
        <draw:line draw:style-name="gr5" draw:text-style-name="P1" draw:layer="layout" svg:x1="6.818cm" svg:y1="14.125cm" svg:x2="5.644cm" svg:y2="14.106cm">
          <text:p/>
        </draw:line>
      </draw:page>
      <draw:page draw:name="page5" draw:style-name="dp1" draw:master-page-name="Default">
        <draw:frame draw:style-name="gr4" draw:text-style-name="P1" draw:layer="layout" svg:width="19.589cm" svg:height="11.575cm" svg:x="1.279cm" svg:y="6.23cm">
          <draw:image xlink:href="Pictures/10000000000003750000020BD62CDF1D.png" xlink:type="simple" xlink:show="embed" xlink:actuate="onLoad">
            <text:p/>
          </draw:image>
        </draw:frame>
        <draw:frame draw:style-name="gr3" draw:text-style-name="P10" draw:layer="layout" svg:width="0.599cm" svg:height="0.607cm" svg:x="3.675cm" svg:y="15.634cm">
          <draw:text-box>
            <text:p><text:span text:style-name="T6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mes Plank</meta:initial-creator>
    <meta:creation-date>2012-03-07T15:25:02</meta:creation-date>
    <dc:date>2013-02-27T11:48:23</dc:date>
    <dc:creator>James Plank</dc:creator>
    <meta:editing-duration>PT6H6M16S</meta:editing-duration>
    <meta:editing-cycles>5</meta:editing-cycles>
    <meta:generator>OpenOffice.org/3.3$Unix OpenOffice.org_project/330m20$Build-9567</meta:generator>
    <meta:document-statistic meta:object-count="223"/>
  </office:meta>
</office:document-meta>
</file>